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64159F445454925.png" manifest:media-type="image/png"/>
  <manifest:file-entry manifest:full-path="Pictures/100000010000078000000438C42C5C045329802C.png" manifest:media-type="image/png"/>
  <manifest:file-entry manifest:full-path="Pictures/100000010000078000000438004B03EE24DB8E73.png" manifest:media-type="image/png"/>
  <manifest:file-entry manifest:full-path="Pictures/100000010000078000000438C57649C9220F05E9.png" manifest:media-type="image/png"/>
  <manifest:file-entry manifest:full-path="Pictures/1000000100000780000004381E777862A86659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-0.106cm" svg:y="0.213cm" svg:width="17cm" svg:height="9.562cm" draw:z-index="0"><draw:image xlink:href="Pictures/1000000100000780000004381E777862A86659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7cm" svg:height="9.562cm" draw:z-index="1"><draw:image xlink:href="Pictures/100000010000078000000438C57649C9220F05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562cm" draw:z-index="2"><draw:image xlink:href="Pictures/100000010000078000000438004B03EE24DB8E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C42C5C045329802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5" text:anchor-type="char" svg:width="17cm" svg:height="9.562cm" draw:z-index="4"><draw:image xlink:href="Pictures/100000010000078000000438D64159F4454549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27:46.748436640</meta:creation-date>
    <dc:date>2023-11-08T15:38:38.614623640</dc:date>
    <meta:editing-duration>PT31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